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4f" officeooo:paragraph-rsid="0007fd4f"/>
    </style:style>
    <style:style style:name="P2" style:family="paragraph" style:parent-style-name="Standard">
      <style:text-properties fo:color="#bf0041" loext:opacity="100%" officeooo:rsid="0007fd4f" officeooo:paragraph-rsid="0007fd4f"/>
    </style:style>
    <style:style style:name="P3" style:family="paragraph" style:parent-style-name="Standard">
      <style:text-properties fo:color="#bf0041" loext:opacity="100%" officeooo:rsid="0007fd4f" officeooo:paragraph-rsid="000fa85e"/>
    </style:style>
    <style:style style:name="P4" style:family="paragraph" style:parent-style-name="Standard">
      <style:text-properties fo:color="#bf0041" loext:opacity="100%" officeooo:rsid="00089a0d" officeooo:paragraph-rsid="00089a0d"/>
    </style:style>
    <style:style style:name="P5" style:family="paragraph" style:parent-style-name="Standard">
      <style:text-properties fo:color="#bf0041" loext:opacity="100%" officeooo:rsid="00089a0d" officeooo:paragraph-rsid="000fa85e"/>
    </style:style>
    <style:style style:name="P6" style:family="paragraph" style:parent-style-name="Standard">
      <style:text-properties fo:color="#bf0041" loext:opacity="100%" officeooo:rsid="00089a0d" officeooo:paragraph-rsid="000fdf4c"/>
    </style:style>
    <style:style style:name="P7" style:family="paragraph" style:parent-style-name="Standard">
      <style:text-properties fo:color="#bf0041" loext:opacity="100%" officeooo:rsid="000b08f2" officeooo:paragraph-rsid="000b08f2"/>
    </style:style>
    <style:style style:name="P8" style:family="paragraph" style:parent-style-name="Standard">
      <style:text-properties fo:color="#bf0041" loext:opacity="100%" officeooo:rsid="000da9f2" officeooo:paragraph-rsid="000da9f2"/>
    </style:style>
    <style:style style:name="P9" style:family="paragraph" style:parent-style-name="Standard">
      <style:text-properties fo:color="#bf0041" loext:opacity="100%" officeooo:rsid="000da9f2" officeooo:paragraph-rsid="000fdf4c"/>
    </style:style>
    <style:style style:name="P10" style:family="paragraph" style:parent-style-name="Standard">
      <style:text-properties fo:color="#bf0041" loext:opacity="100%" fo:font-weight="normal" officeooo:rsid="0007fd4f" officeooo:paragraph-rsid="000fdf4c" style:font-weight-asian="normal" style:font-weight-complex="normal"/>
    </style:style>
    <style:style style:name="P11" style:family="paragraph" style:parent-style-name="Standard">
      <style:text-properties fo:color="#bf0041" loext:opacity="100%" officeooo:rsid="0013d01c" officeooo:paragraph-rsid="0013d01c"/>
    </style:style>
    <style:style style:name="P12" style:family="paragraph" style:parent-style-name="Standard">
      <style:text-properties fo:color="#000000" loext:opacity="100%" officeooo:rsid="00089a0d" officeooo:paragraph-rsid="00089a0d"/>
    </style:style>
    <style:style style:name="P13" style:family="paragraph" style:parent-style-name="Standard">
      <style:text-properties fo:color="#000000" loext:opacity="100%" officeooo:rsid="000b08f2" officeooo:paragraph-rsid="000b08f2"/>
    </style:style>
    <style:style style:name="P14" style:family="paragraph" style:parent-style-name="Standard">
      <style:text-properties fo:color="#468a1a" loext:opacity="100%" officeooo:rsid="000b08f2" officeooo:paragraph-rsid="000b08f2"/>
    </style:style>
    <style:style style:name="P15" style:family="paragraph" style:parent-style-name="Standard">
      <style:text-properties fo:color="#468a1a" loext:opacity="100%" officeooo:paragraph-rsid="000b08f2"/>
    </style:style>
    <style:style style:name="P16" style:family="paragraph" style:parent-style-name="Standard">
      <style:text-properties fo:color="#468a1a" loext:opacity="100%" officeooo:paragraph-rsid="00173ed2"/>
    </style:style>
    <style:style style:name="P17" style:family="paragraph" style:parent-style-name="Standard">
      <style:text-properties fo:color="#55308d" loext:opacity="100%" fo:font-weight="bold" officeooo:rsid="0007fd4f" officeooo:paragraph-rsid="0007fd4f" style:font-weight-asian="bold" style:font-weight-complex="bold"/>
    </style:style>
    <style:style style:name="P18" style:family="paragraph" style:parent-style-name="Standard">
      <style:text-properties fo:color="#800080" loext:opacity="100%" fo:font-weight="bold" officeooo:rsid="000da9f2" officeooo:paragraph-rsid="000da9f2" style:font-weight-asian="bold" style:font-weight-complex="bold"/>
    </style:style>
    <style:style style:name="P19" style:family="paragraph" style:parent-style-name="Standard">
      <style:text-properties fo:color="#800080" loext:opacity="100%" fo:font-weight="bold" officeooo:rsid="000fdf4c" officeooo:paragraph-rsid="000fdf4c" style:font-weight-asian="bold" style:font-weight-complex="bold"/>
    </style:style>
    <style:style style:name="P20" style:family="paragraph" style:parent-style-name="Standard">
      <style:text-properties fo:color="#800080" loext:opacity="100%" fo:font-weight="bold" officeooo:rsid="001022b2" officeooo:paragraph-rsid="001022b2" style:font-weight-asian="bold" style:font-weight-complex="bold"/>
    </style:style>
    <style:style style:name="P21" style:family="paragraph" style:parent-style-name="Standard">
      <style:text-properties fo:color="#800080" loext:opacity="100%" fo:font-weight="bold" officeooo:rsid="0011f408" officeooo:paragraph-rsid="0011f408" style:font-weight-asian="bold" style:font-weight-complex="bold"/>
    </style:style>
    <style:style style:name="P22" style:family="paragraph" style:parent-style-name="Standard">
      <style:text-properties fo:color="#800080" loext:opacity="100%" fo:font-weight="normal" officeooo:rsid="0011f408" officeooo:paragraph-rsid="0011f408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Inter" fo:font-size="12pt" fo:letter-spacing="normal" fo:font-style="normal" fo:font-weight="normal" officeooo:rsid="0013d01c" officeooo:paragraph-rsid="00144915"/>
    </style:style>
    <style:style style:name="P24" style:family="paragraph" style:parent-style-name="Standard">
      <style:text-properties fo:font-variant="normal" fo:text-transform="none" fo:color="#000000" loext:opacity="100%" style:font-name="Inter" fo:font-size="12pt" fo:letter-spacing="normal" fo:font-style="normal" fo:font-weight="normal" officeooo:paragraph-rsid="000b08f2"/>
    </style:style>
    <style:style style:name="P25" style:family="paragraph" style:parent-style-name="Standard">
      <style:text-properties fo:font-variant="normal" fo:text-transform="none" fo:color="#158466" loext:opacity="100%" style:font-name="Liberation Serif" fo:font-size="12pt" fo:letter-spacing="normal" fo:font-style="normal" fo:font-weight="normal" officeooo:rsid="000b08f2" officeooo:paragraph-rsid="000b08f2" style:font-size-asian="12pt" style:font-size-complex="12pt"/>
    </style:style>
    <style:style style:name="P26" style:family="paragraph" style:parent-style-name="Standard">
      <style:text-properties fo:font-variant="normal" fo:text-transform="none" fo:color="#ea7500" loext:opacity="100%" style:font-name="Inter" fo:font-size="11pt" fo:letter-spacing="normal" fo:font-style="normal" fo:font-weight="normal" officeooo:rsid="000b08f2" officeooo:paragraph-rsid="000b08f2" style:font-size-asian="11pt" style:font-size-complex="11pt"/>
    </style:style>
    <style:style style:name="P27" style:family="paragraph" style:parent-style-name="Standard">
      <style:text-properties fo:font-variant="normal" fo:text-transform="none" fo:color="#b85c00" loext:opacity="100%" style:font-name="Liberation Serif" fo:font-size="12pt" fo:letter-spacing="normal" fo:font-style="normal" fo:font-weight="normal" officeooo:rsid="000b08f2" officeooo:paragraph-rsid="000b08f2" style:font-size-asian="12pt" style:font-size-complex="12pt"/>
    </style:style>
    <style:style style:name="P28" style:family="paragraph" style:parent-style-name="Standard">
      <style:text-properties fo:color="#468a1a" loext:opacity="100%" officeooo:paragraph-rsid="000b08f2"/>
    </style:style>
    <style:style style:name="P29" style:family="paragraph" style:parent-style-name="Standard">
      <style:text-properties fo:color="#468a1a" loext:opacity="100%" officeooo:paragraph-rsid="001c22f6"/>
    </style:style>
    <style:style style:name="P30" style:family="paragraph" style:parent-style-name="Standard">
      <style:text-properties fo:color="#468a1a" loext:opacity="100%" officeooo:paragraph-rsid="001ce40c"/>
    </style:style>
    <style:style style:name="P31" style:family="paragraph" style:parent-style-name="Standard">
      <style:text-properties fo:color="#468a1a" loext:opacity="100%" officeooo:paragraph-rsid="00173ed2"/>
    </style:style>
    <style:style style:name="P32" style:family="paragraph" style:parent-style-name="Standard">
      <style:text-properties fo:font-variant="normal" fo:text-transform="none" fo:color="#000000" loext:opacity="100%" style:font-name="Inter" fo:font-size="12pt" fo:letter-spacing="normal" fo:font-style="normal" fo:font-weight="normal" officeooo:paragraph-rsid="000b08f2"/>
    </style:style>
    <style:style style:name="T1" style:family="text">
      <style:text-properties officeooo:rsid="000cb2e5"/>
    </style:style>
    <style:style style:name="T2" style:family="text">
      <style:text-properties officeooo:rsid="000fdf4c"/>
    </style:style>
    <style:style style:name="T3" style:family="text">
      <style:text-properties officeooo:rsid="00151b96"/>
    </style:style>
    <style:style style:name="T4" style:family="text">
      <style:text-properties fo:font-variant="normal" fo:text-transform="none" fo:color="#c9211e" loext:opacity="100%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1c22f6"/>
    </style:style>
    <style:style style:name="T6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1c473a"/>
    </style:style>
    <style:style style:name="T7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1c49a8"/>
    </style:style>
    <style:style style:name="T8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1ce40c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144915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0b08f2" style:font-size-asian="12pt" style:font-size-complex="12pt"/>
    </style:style>
    <style:style style:name="T11" style:family="text">
      <style:text-properties officeooo:rsid="000b08f2"/>
    </style:style>
    <style:style style:name="T12" style:family="text">
      <style:text-properties style:font-name="Liberation Serif" officeooo:rsid="00151b96"/>
    </style:style>
    <style:style style:name="T13" style:family="text">
      <style:text-properties officeooo:rsid="0015581f"/>
    </style:style>
    <style:style style:name="T14" style:family="text">
      <style:text-properties fo:color="#468a1a" loext:opacity="100%" style:font-name="Liberation Serif"/>
    </style:style>
    <style:style style:name="T15" style:family="text">
      <style:text-properties fo:color="#468a1a" loext:opacity="100%" style:font-name="Liberation Serif" officeooo:rsid="000b08f2" style:font-size-asian="12pt" style:font-size-complex="12pt"/>
    </style:style>
    <style:style style:name="T16" style:family="text">
      <style:text-properties officeooo:rsid="000b08f2" style:font-size-asian="12pt" style:font-size-complex="12pt"/>
    </style:style>
    <style:style style:name="T17" style:family="text">
      <style:text-properties officeooo:rsid="00173ed2" style:font-size-asian="12pt" style:font-size-complex="12pt"/>
    </style:style>
    <style:style style:name="T18" style:family="text">
      <style:text-properties fo:color="#bf0041" loext:opacity="100%" style:font-name="Liberation Serif"/>
    </style:style>
    <style:style style:name="T19" style:family="text">
      <style:text-properties fo:color="#bf0041" loext:opacity="100%" style:font-name="Liberation Serif" officeooo:rsid="001b088d"/>
    </style:style>
    <style:style style:name="T20" style:family="text">
      <style:text-properties officeooo:rsid="00198b8c"/>
    </style:style>
    <style:style style:name="T21" style:family="text">
      <style:text-properties officeooo:rsid="001ce40c"/>
    </style:style>
    <style:style style:name="T22" style:family="text">
      <style:text-properties fo:color="#c9211e" loext:opacity="100%" officeooo:rsid="001ce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asa <text:span text:style-name="T1">WebChat </text:span>Integration command </text:p>
      <text:p text:style-name="P1"/>
      <text:p text:style-name="P1">source /home/ihsan/Documents/GitHub/Rasa/venv/bin/activate</text:p>
      <text:p text:style-name="P1"/>
      <text:p text:style-name="P11">rasa run -m models --enable-api --cors "*"</text:p>
      <text:p text:style-name="P2"/>
      <text:p text:style-name="P12">run custom actions while running shell</text:p>
      <text:p text:style-name="P12"/>
      <text:p text:style-name="P4">rasa run actions</text:p>
      <text:p text:style-name="P4"/>
      <text:p text:style-name="P13">available intents are:</text:p>
      <text:p text:style-name="P7"/>
      <text:p text:style-name="P15"><text:span text:style-name="T11">My symptoms are muscle spasm </text:span><text:span text:style-name="T13">= </text:span><text:span text:style-name="T4">Based on your symptoms it looks like you could have Vitamin D deficiency</text:span><text:span text:style-name="T5">(same)</text:span></text:p>
      <text:p text:style-name="P15"><text:span text:style-name="T4"/></text:p>
      <text:p text:style-name="P29"><text:span text:style-name="T11">My son is suffering from painful gums </text:span><text:span text:style-name="T13">= </text:span><text:span text:style-name="T4">Based on your symptoms it looks like you could have Gingivitis inflammation of the gums </text:span><text:span text:style-name="T5">(threshold:0.85),</text:span></text:p>
      <text:p text:style-name="P29"><text:span text:style-name="T5">Based on your symptoms it looks like you could have Pulpitis dental root inflammation</text:span><text:span text:style-name="T6">(threshold(0.90)</text:span></text:p>
      <text:p text:style-name="P29"><text:span text:style-name="T6"/></text:p>
      <text:p text:style-name="P15"><text:span text:style-name="T11">My daughter is suffering from vomiting </text:span><text:span text:style-name="T13">= </text:span><text:span text:style-name="T4">Based on your symptoms it looks like you could have Acidosis (excessive acid in the body)</text:span><text:span text:style-name="T7">(same)</text:span></text:p>
      <text:p text:style-name="P15"><text:span text:style-name="T4"/></text:p>
      <text:p text:style-name="P15"><text:span text:style-name="T11">I don't feel well, I have vaginal itching and pain or soreness of breast </text:span><text:span text:style-name="T13">= </text:span><text:span text:style-name="T4">Based on your symptoms it looks like you could have Breast fibroadenoma benign breast lumps,</text:span><text:span text:style-name="T7">(threshold:0.85)</text:span></text:p>
      <text:p text:style-name="P30"><text:span text:style-name="T4">Based on your symptoms it looks like you could have Radiation exposure radiation sickness</text:span><text:span text:style-name="T7">(threshold:0.</text:span><text:span text:style-name="T8">90</text:span><text:span text:style-name="T7">)</text:span></text:p>
      <text:p text:style-name="P30"><text:span text:style-name="T7"/></text:p>
      <text:p text:style-name="P16"><text:span text:style-name="T11">For the last few days I have had blood in vomit, facial droop, sneezing, sneezin</text:span><text:span text:style-name="T3">g</text:span></text:p>
      <text:p text:style-name="P16"><text:span text:style-name="T9">I</text:span><text:span text:style-name="T10"> have blood in vomit</text:span><text:span text:style-name="T3"> =</text:span><text:span text:style-name="T12"> </text:span><text:span text:style-name="T4">Based on your symptoms it looks like you could have Hemoptysis coughing blood</text:span></text:p>
      <text:p text:style-name="P16"><text:span text:style-name="T4"/></text:p>
      <text:p text:style-name="P24"><text:span text:style-name="T15">My wife is suffering from psychiatric problem</text:span><text:span text:style-name="T16"> </text:span><text:span text:style-name="T17">= </text:span><text:span text:style-name="T18">Based on your symptoms it looks like you could have Puerperal depression depression after giving birth</text:span></text:p>
      <text:p text:style-name="P24"><text:span text:style-name="T18"/></text:p>
      <text:p text:style-name="P24"><text:span text:style-name="T18"/></text:p>
      <text:p text:style-name="P24"><text:span text:style-name="T14">For the last few days I have had weight loss, sneezing, swelling, foot swelling</text:span><text:span text:style-name="T18"> </text:span><text:span text:style-name="T19">= Based on your symptoms it looks like you could have Facial swelling</text:span></text:p>
      <text:p text:style-name="P25"/>
      <text:p text:style-name="P25"/>
      <text:p text:style-name="P27">I have really bad neck swellin<text:span text:style-name="T3">g</text:span></text:p>
      <text:p text:style-name="P27">My symptoms are ankle pain<text:span text:style-name="T21">(no answer in 0.85) - </text:span><text:span text:style-name="T22">Based on your symptoms it looks like you could have Ankle sprain</text:span></text:p>
      <text:p text:style-name="P27">I'm suffering from skin gro<text:span text:style-name="T20">w</text:span>ths</text:p>
      <text:p text:style-name="P26"/>
      <text:p text:style-name="P23"/>
      <text:p text:style-name="P14"/>
      <text:p text:style-name="P14"/>
      <text:p text:style-name="P18">Whatsapp Integration </text:p>
      <text:p text:style-name="P18"/>
      <text:p text:style-name="P20">twilio password :Ihkpkd@292#751071</text:p>
      <text:p text:style-name="P14"/>
      <text:p text:style-name="P8"><text:soft-page-break/>ngrok http 5005</text:p>
      <text:p text:style-name="P8"/>
      <text:p text:style-name="P8">When Message comes in : <text:a xlink:type="simple" xlink:href="https://ngrok-url/webhooks/twilio/webhook" text:style-name="Internet_20_link" text:visited-style-name="Visited_20_Internet_20_Link">https://ngrok-url/webhooks/twilio/webhook</text:a></text:p>
      <text:p text:style-name="P8"/>
      <text:p text:style-name="P5">rasa run actions</text:p>
      <text:p text:style-name="P5"/>
      <text:p text:style-name="P3">rasa run -m models --enable-api --cors "*"</text:p>
      <text:p text:style-name="P3"/>
      <text:p text:style-name="P19">Telegram Integration</text:p>
      <text:p text:style-name="P19"/>
      <text:p text:style-name="P9">ngrok http 5005</text:p>
      <text:p text:style-name="P9"/>
      <text:p text:style-name="P9">W<text:span text:style-name="T2">ebhook_url : </text:span><text:a xlink:type="simple" xlink:href="https://ngrok-url/webhooks/twilio/webhook" text:style-name="Internet_20_link" text:visited-style-name="Visited_20_Internet_20_Link">https://</text:a><text:a xlink:type="simple" xlink:href="https://ngrok-url/webhooks/twilio/webhook" text:style-name="Internet_20_link" text:visited-style-name="Visited_20_Internet_20_Link"><text:span text:style-name="T2">webhook</text:span></text:a><text:a xlink:type="simple" xlink:href="https://ngrok-url/webhooks/twilio/webhook" text:style-name="Internet_20_link" text:visited-style-name="Visited_20_Internet_20_Link">-url/webhooks/</text:a><text:a xlink:type="simple" xlink:href="https://ngrok-url/webhooks/twilio/webhook" text:style-name="Internet_20_link" text:visited-style-name="Visited_20_Internet_20_Link"><text:span text:style-name="T2">telegram</text:span></text:a><text:a xlink:type="simple" xlink:href="https://ngrok-url/webhooks/twilio/webhook" text:style-name="Internet_20_link" text:visited-style-name="Visited_20_Internet_20_Link">/webhook</text:a></text:p>
      <text:p text:style-name="P9"/>
      <text:p text:style-name="P6">rasa run actions</text:p>
      <text:p text:style-name="P6"/>
      <text:p text:style-name="P10">rasa run -m models --enable-api --cors "*"</text:p>
      <text:p text:style-name="P10"/>
      <text:p text:style-name="P10"/>
      <text:p text:style-name="P21">To Stop server</text:p>
      <text:p text:style-name="P21"/>
      <text:p text:style-name="P22">lsof -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08:51.702140363</meta:creation-date>
    <dc:date>2023-06-09T21:38:11.727952031</dc:date>
    <meta:editing-duration>PT5H58M8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319" meta:character-count="2009" meta:non-whitespace-character-count="1726"/>
  </office:meta>
</office:document-meta>
</file>